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unione del 22 ottobre 2012</text:p>
      <text:p text:style-name="P1">Presenti Ciccio, Barna</text:p>
      <text:p text:style-name="Standard"/>
      <text:p text:style-name="Standard"><text:tab/>Argomento: <text:subject>Verifiche fatte su rel. 0.10</text:subject></text:p>
      <text:p text:style-name="Standard"><text:tab/>Titolo: <text:tab/><text:title>Modifiche richieste</text:title></text:p>
      <text:h text:style-name="Heading_20_1" text:outline-level="1">Verifiche fatte</text:h>
      <text:p text:style-name="Text_20_body">La configurazione è stata accettata. Non si tocca più nulla di importante.</text:p>
      <text:h text:style-name="Heading_20_1" text:outline-level="1">Decisioni prese</text:h>
      <text:p text:style-name="Text_20_body">La funzione di Crop con il selettore rettangolare, non serve. Toglierlo probabilmente nascondendo tutto.</text:p>
      <text:h text:style-name="Heading_20_1" text:outline-level="1">Modifiche da fare / bachi da correggere</text:h>
      <text:p text:style-name="Text_20_body">Urgente: Fare un setup di tipo DEMO che dura un mese (<text:a xlink:type="simple" xlink:href="https://bitbucket.org/digiPHOTO/lumen/issue/150/creare-setup-che-dura-un-mese-per-versione">Issue #150</text:a>)</text:p>
      <text:p text:style-name="Standard">Maschere fare un expander sulla sinistra con 4 file di cornici e scrollbar. Ridurre a 3 colonne la UniformGrid per il ritocco. (<text:a xlink:type="simple" xlink:href="https://bitbucket.org/digiPHOTO/lumen/issue/149/expander-delle-maschere-sulla-sinistra">Issue #149</text:a>)</text:p>
      <text:p text:style-name="Standard"/>
      <text:p text:style-name="Standard">Adorner su fotoritocco: spostare su tutta la foto (ingrandire la maniglietta). <text:a xlink:type="simple" xlink:href="https://bitbucket.org/digiPHOTO/lumen/issue/151/fotoritocco-spostare-la-foto-pi-facile">Issue #151</text:a></text:p>
      <text:p text:style-name="Standard"/>
      <text:p text:style-name="Standard">Quando doppio clicco su una immagine, deve passare in fronte alle altre (Bring to front). <text:a xlink:type="simple" xlink:href="https://bitbucket.org/digiPHOTO/lumen/issue/152/gestione-maschere-bring-to-front">Issue #152</text:a></text:p>
      <text:p text:style-name="Text_20_body"/>
      <text:p text:style-name="Text_20_body">Se possibile, agire su chiaro/scuro anche quando creo la maschera.</text:p>
      <text:p text:style-name="Text_20_body">Configurazione: il pulsante salva deve anche uscire (<text:a xlink:type="simple" xlink:href="https://bitbucket.org/digiPHOTO/lumen/issue/153/configurazione-salva-ed-esci">Issue #153</text:a>)</text:p>
      <text:p text:style-name="Text_20_body"/>
      <text:p text:style-name="Text_20_body">Configurazione: poter caricare (import) il user.config da cartella esterna (tipo chiavetta). 2013 (<text:a xlink:type="simple" xlink:href="https://bitbucket.org/digiPHOTO/lumen/issue/154/configurazione-import-flle">Issue #154</text:a>)</text:p>
      <text:p text:style-name="Text_20_body"/>
      <text:p text:style-name="Text_20_body">Maschere: quando scelgo la maschera non si vede il contorno di dove arriva. Fare un Border oppure un colore di background diverso (<text:a xlink:type="simple" xlink:href="https://bitbucket.org/digiPHOTO/lumen/issue/155/maschera-delineare-il-contorno">Issue #155</text:a>)</text:p>
      <text:p text:style-name="Text_20_body"/>
      <text:p text:style-name="Text_20_body">Crop gestire con 4 maschere trasparenti. 2 verticali (4/3 e 3/2) e 2 orizzonali. Dove le metto ? (<text:a xlink:type="simple" xlink:href="https://bitbucket.org/digiPHOTO/lumen/issue/156/crop-gestire-con-maschere-trasparenti">Issue #156</text:a>)</text:p>
      <text:p text:style-name="Text_20_body"/>
      <text:p text:style-name="Text_20_body">Maschera: non creare più il clone, ma modificare la prima foto che è stata aggiunta. (<text:a xlink:type="simple" xlink:href="https://bitbucket.org/digiPHOTO/lumen/issue/157/maschere-non-clonare-pi">Issue #157</text:a>).</text:p>
      <text:p text:style-name="Text_20_body">Funzione di duplicazione (clone) di una foto. Clonare tutte le info tranne il numero foto e soprattutto le modifiche. Forse si può clonare anche il numero ??? (<text:a xlink:type="simple" xlink:href="https://bitbucket.org/digiPHOTO/lumen/issue/158/clone-di-una-foto">Issue #158</text:a>)</text:p>
      <text:p text:style-name="Text_20_body">Eliminare la funzione di Crop. Non serve più. </text:p>
      <text:p text:style-name="Text_20_body"/>
      <text:p text:style-name="Text_20_body">Calendario fare in popup e gestire due TextBox in modo da recuperare spazio verticale.<text:line-break/>Mettere le scrollbar nelle due liste (eventi e fotografi) in modo da recuperare spazio verticale.<text:line-break/>(<text:a xlink:type="simple" xlink:href="https://bitbucket.org/digiPHOTO/lumen/issue/160/gallery-ricerca-recuperare-spazio">Issue #160</text:a>).</text:p>
      <text:p text:style-name="Text_20_body"/>
      <text:p text:style-name="Text_20_body"><text:soft-page-break/>Cambiare di posto i TabItem “Aggiusta” con “Mostra”. <text:line-break/>Poi Aggiusta diventa “Correggi”.<text:line-break/>Poi Mostra diventa “Gallery”</text:p>
      <text:p text:style-name="Text_20_body"/>
      <text:p text:style-name="Text_20_body">Nella Gallery evidenziare area stampabile su tutte le foto come nel vecchio digiphoto. Nelle opzioni una spunta per dire se vuoi l'area solida (grigia). <text:a xlink:type="simple" xlink:href="https://bitbucket.org/digiPHOTO/lumen/issue/161/nella-gallery-evidenziare-area-stampabile">Issue #161</text:a></text:p>
      <text:p text:style-name="Text_20_body">Di fianco al bamboccio che corre (slide show attivo) visualizzare il numero della foto. In colore verde. Sposare tutto sulla StatusBar principale. <text:a xlink:type="simple" xlink:href="https://bitbucket.org/digiPHOTO/lumen/issue/162/pupazzo-che-corre-slideshow">Issue #162</text:a></text:p>
      <text:p text:style-name="Text_20_body">Fare istruzioni per dire dove sono i <text:s/>log, le foto, il database, e la configurazione.</text:p>
      <text:p text:style-name="Text_20_body">Fare password per ciccio per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ffcc99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Bernardini</meta:initial-creator>
    <meta:creation-date>2012-10-22T21:36:44.30</meta:creation-date>
    <dc:date>2012-10-23T01:04:08.93</dc:date>
    <dc:creator>Luca Bernardini</dc:creator>
    <meta:editing-duration>PT2H43M8S</meta:editing-duration>
    <meta:editing-cycles>28</meta:editing-cycles>
    <meta:generator>OpenOffice.org/3.3$Win32 OpenOffice.org_project/330m20$Build-9567</meta:generator>
    <dc:subject>Verifiche fatte su rel. 0.10</dc:subject>
    <dc:title>Modifiche richieste</dc:title>
    <meta:document-statistic meta:table-count="0" meta:image-count="0" meta:object-count="0" meta:page-count="2" meta:paragraph-count="27" meta:word-count="369" meta:character-count="2295"/>
  </office:meta>
</office:document-meta>
</file>